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list-style-name="L1">
      <style:paragraph-properties fo:text-align="start" style:justify-single-word="false"/>
      <style:text-properties fo:font-weight="bold" style:font-weight-asian="bold" style:font-weight-complex="bold"/>
    </style:style>
    <style:style style:name="P4" style:family="paragraph" style:parent-style-name="Standard" style:list-style-name="L1">
      <style:paragraph-properties fo:text-align="start" style:justify-single-word="false"/>
      <style:text-properties fo:font-weight="normal" style:font-weight-asian="normal" style:font-weight-complex="normal"/>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r rights implementation proposal</text:p>
      <text:p text:style-name="P1"/>
      <text:p text:style-name="P1"/>
      <text:p text:style-name="P2">Имплементация на потребителски права</text:p>
      <text:p text:style-name="P2"/>
      <text:p text:style-name="P2">User groups form (with rights)</text:p>
      <text:p text:style-name="P2">Internal hierarchy positions assigned to user groups form</text:p>
      <text:p text:style-name="P2">Individual users assigned to user groups form</text:p>
      <text:p text:style-name="P2">User rights form</text:p>
      <text:p text:style-name="P2">Generic handling of user rights</text:p>
      <text:p text:style-name="P2"/>
      <text:list text:style-name="L1">
        <text:list-item>
          <text:p text:style-name="P3">Екрани</text:p>
          <text:list>
            <text:list-item>
              <text:p text:style-name="P4">User groups form – в тази форма ще се създават потребителски групи и ще се определят техните права в/у всички data object types, конкретни data object types, или конкретен data object. Ако не е указан специфичен data object, правата важат за всички. Ако не е указан специфичен обект от даден data object type, правата важат за всички обекти от този тип. Правата са два вида:</text:p>
              <text:list>
                <text:list-item>
                  <text:p text:style-name="P4">Общи - read/create/modify/delete/execute. </text:p>
                </text:list-item>
                <text:list-item>
                  <text:p text:style-name="P4">Специфични – подформа, с combobox, показващ специфичните права. Вземат се от енумерация.</text:p>
                </text:list-item>
              </text:list>
              <text:p text:style-name="P4">По подразбиране съществува 1 група – admins, със всички права.</text:p>
              <text:p text:style-name="P4"/>
            </text:list-item>
            <text:list-item>
              <text:p text:style-name="P4">Internal hierarchy positions assigned to user groups form – оттук ще могат да се асоциират позиции според длъжностната йерархия със потребителски групи. Всички потребители, чиито person-и са с дадената позиция, получават съответните за посочената група права.</text:p>
              <text:p text:style-name="P4"/>
            </text:list-item>
            <text:list-item>
              <text:p text:style-name="P4">Individual users assigned to user groups – всеки потребител отделно може да бъде причислен към потребителска група. Ако това стане, индивидуалната група важи, а не тази свързана с позицията. Ако вече има такава свързана с позицията, администраторът бива предупреден за препокриването.</text:p>
              <text:p text:style-name="P4"/>
            </text:list-item>
            <text:list-item>
              <text:p text:style-name="P4">User rights form – форма, в която на отделен потребител се дават конкретни права (по начина, описан в т.1). Възможност за посочване на крайна дата на изтичане на правата и за изключване на права.</text:p>
              <text:p text:style-name="P3"/>
            </text:list-item>
          </text:list>
        </text:list-item>
        <text:list-item>
          <text:p text:style-name="P3">Additional remarks and points of interest</text:p>
          <text:list>
            <text:list-item>
              <text:p text:style-name="P4">Generic handling of user rights – това представлява имплментацията на налагането на ограниченията в/у data object-ите, и ще се осъществи чрез вече съществуващо proxy на клиента. Ако за даден обект няма посочени права, се взема евентуален негов родител, и се гледат неговите. В повечето случаи, обектите в един списък имат един и същи родител, така че може да се оптимизира проверката. Правата е добре да се кешират при клиента. Това ще се осеществи чрез 'донасяне' на списък със съответни права от споменатата по-долу таблица user_rights и проверките да се осъществяват в/у него, а не чрез заявки към сървъра. При рестартиране на програмата (и логин) този списък се подновява. Освен това, за всеки случай, се прави един таймер, който на 24ч донася наново този списък, ако случайно някой си оставя програмата включена дни наред.</text:p>
              <text:p text:style-name="P4"/>
            </text:list-item>
            <text:list-item>
              <text:p text:style-name="P4">Всеки потребител има достъп до обекти само от неговия клон. Има възможност потребителят да избира към кой клон да бъде причислен за текущото влизане в системата. Освен това потребители, на които е дадено това право, могат да избират <text:soft-page-break/>опцията „разглеждане на данни от всички клонове“</text:p>
            </text:list-item>
          </text:list>
        </text:list-item>
      </text:list>
      <text:p text:style-name="P2"/>
      <text:list text:style-name="L1" text:continue-numbering="true">
        <text:list-item>
          <text:list text:continue-numbering="true">
            <text:list-item>
              <text:p text:style-name="P4">В схемата / модела ще трябват:</text:p>
              <text:list>
                <text:list-item>
                  <text:p text:style-name="P4">таблицa user_groups</text:p>
                </text:list-item>
                <text:list-item>
                  <text:p text:style-name="P4">таблица user_rights, с колони user_group_id и user_id, като само едната може да е пълна на ред. Освен това колони data_object_type_id и data_object_id, като ако няма конкретен data_object, стойността е null. И булеви полета read/create/modify/execute.</text:p>
                </text:list-item>
                <text:list-item>
                  <text:p text:style-name="P4">Добавяне на data_object_type - „all“. По този начин липса на каквито и да е записи в горната таблица ще означава „няма никакви права“, а един запис с data_object_type_id – all, ще значи „в/у всички“. Това съответно ще бъде взето предвид при проверката.</text:p>
                </text:list-item>
                <text:list-item>
                  <text:p text:style-name="P4">колонка user_group_id в таблицата position_types, в която да се указва с коя група е асоциирана позицията</text:p>
                </text:list-item>
                <text:list-item>
                  <text:p text:style-name="P4">колонка в users_organizations, указваща с коя група е асоцииран потребител, членуващ в конкретна организация (ако асоциирането е директно, а не през позиция в длъжностната йерархия; в противен случай е null).</text:p>
                </text:list-item>
                <text:list-item>
                  <text:p text:style-name="P4">заявка/и, за вземане на правата при посочен потребител– намесени са таблиците users, users_organizations, persons, position_types, user_groups, user_rights.</text:p>
                </text:list-item>
              </text:list>
              <text:p text:style-name="P4"/>
            </text:list-item>
          </text:list>
        </text:list-item>
        <text:list-item>
          <text:p text:style-name="P3">Estimation</text:p>
        </text:list-item>
      </text:list>
      <text:p text:style-name="P2"><text:tab/>User groups form (with rights) – 40h</text:p>
      <text:p text:style-name="P2"><text:tab/>Internal hierarchy positions assigned to user groups form – 16h.</text:p>
      <text:p text:style-name="P2"><text:tab/>Individual users assigned to user groups form – 16h.</text:p>
      <text:list text:style-name="L1" text:continue-numbering="true">
        <text:list-header>
          <text:p text:style-name="P4">User rights form – 24h</text:p>
          <text:p text:style-name="P4">Generic handling of user rights – 30h</text:p>
          <text:p text:style-name="P4"/>
          <text:p text:style-name="P4">Общо – 126h.</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Bozhidar Bozhanov</meta:initial-creator>
    <meta:creation-date>2008-07-13T08:47:50</meta:creation-date>
    <dc:creator>Bozhidar Bozhanov</dc:creator>
    <dc:date>2008-10-15T08:49:51</dc:date>
    <meta:editing-cycles>52</meta:editing-cycles>
    <meta:editing-duration>PT1H51M49S</meta:editing-duration>
    <meta:user-defined meta:name="Info 1"/>
    <meta:user-defined meta:name="Info 2"/>
    <meta:user-defined meta:name="Info 3"/>
    <meta:user-defined meta:name="Info 4"/>
    <meta:document-statistic meta:table-count="0" meta:image-count="0" meta:object-count="0" meta:page-count="2" meta:paragraph-count="32" meta:word-count="635" meta:character-count="3966"/>
  </office:meta>
</office:document-meta>
</file>